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6cm" fo:min-width="11.3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2cm" fo:min-width="12.03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1.4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5.93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43cm"/>
    </style:style>
    <style:style style:name="gr16" style:family="graphic" style:parent-style-name="standard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5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6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5cm" fo:min-width="4.0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9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2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cm" fo:min-width="4.455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7.47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9.0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6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7.4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27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paragraph-properties fo:text-align="center"/>
      <style:text-properties fo:font-size="18pt" style:font-size-asian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8pt" style:font-size-asian="18pt"/>
    </style:style>
    <style:style style:name="P7" style:family="paragraph">
      <style:text-properties style:font-size-asian="20pt"/>
    </style:style>
    <style:style style:name="T1" style:family="text">
      <style:text-properties style:font-size-asian="18pt"/>
    </style:style>
    <style:style style:name="T2" style:family="text">
      <style:text-properties fo:font-size="18pt" style:font-size-asian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1.2cm" svg:height="7.4cm" svg:x="3.877cm" svg:y="5.73cm">
          <text:p/>
        </draw:rect>
        <draw:frame draw:style-name="gr2" draw:text-style-name="P2" draw:layer="layout" svg:width="3.677cm" svg:height="0.886cm" svg:x="2.077cm" svg:y="4.844cm">
          <draw:text-box>
            <text:p><text:span text:style-name="T1">実際の学習</text:span></text:p>
          </draw:text-box>
        </draw:frame>
        <draw:frame draw:style-name="gr3" draw:text-style-name="P2" draw:layer="layout" svg:width="5.743cm" svg:height="0.886cm" svg:x="2cm" svg:y="0.93cm">
          <draw:text-box>
            <text:p><text:span text:style-name="T1">パラメータの初期化</text:span></text:p>
          </draw:text-box>
        </draw:frame>
        <draw:rect draw:style-name="gr4" draw:text-style-name="P3" draw:layer="layout" svg:width="7cm" svg:height="2cm" svg:x="8.077cm" svg:y="2.13cm">
          <text:p text:style-name="P1"><text:span text:style-name="T2">各ファイルの</text:span><text:span text:style-name="T2">__init__()</text:span></text:p>
        </draw:rect>
        <draw:rect draw:style-name="gr4" draw:text-style-name="P4" draw:layer="layout" svg:width="7cm" svg:height="1.4cm" svg:x="7.877cm" svg:y="7.13cm">
          <text:p text:style-name="P1"><text:span text:style-name="T3">do_first_pass()</text:span></text:p>
        </draw:rect>
        <draw:frame draw:style-name="gr5" draw:text-style-name="P5" draw:layer="layout" svg:width="5.176cm" svg:height="0.963cm" svg:x="4.101cm" svg:y="5.967cm">
          <draw:text-box>
            <text:p><text:span text:style-name="T3">Pbp.py do_pbp()</text:span></text:p>
          </draw:text-box>
        </draw:frame>
        <draw:line draw:style-name="gr6" draw:text-style-name="P1" draw:layer="layout" svg:x1="11.477cm" svg:y1="4.13cm" svg:x2="11.477cm" svg:y2="7.13cm">
          <text:p/>
        </draw:line>
        <draw:frame draw:style-name="gr7" draw:text-style-name="P2" draw:layer="layout" svg:width="11.886cm" svg:height="12.836cm" svg:x="16.033cm" svg:y="5.567cm">
          <draw:text-box>
            <text:p><text:span text:style-name="T1">W, γ_y</text:span><text:span text:style-name="T1">のパラメータの学習</text:span></text:p>
            <text:p><text:span text:style-name="T1">各教師データごとにパラメータを更新</text:span></text:p>
            <text:p><text:span text:style-name="T1">1, </text:span><text:span text:style-name="T1">順伝播で尤度を計算。</text:span></text:p>
            <text:p><text:span text:style-name="T1">計算式は</text:span><text:span text:style-name="T1">pbp.py</text:span><text:span text:style-name="T1">の</text:span><text:span text:style-name="T1">__init__</text:span><text:span text:style-name="T1">で設定。</text:span></text:p>
            <text:p><text:span text:style-name="T1">(Network.py</text:span><text:span text:style-name="T1">の</text:span><text:span text:style-name="T1">logZ_Z1_Z2</text:span><text:span text:style-name="T1">で</text:span><text:span text:style-name="T1">(5.65)</text:span><text:span text:style-name="T1">が、</text:span></text:p>
            <text:p><text:span text:style-name="T1">output_probabilistic</text:span><text:span text:style-name="T1">で呼ばれる、</text:span></text:p>
            <text:p><text:span text:style-name="T1">network_layer.py</text:span><text:span text:style-name="T1">の</text:span><text:span text:style-name="T1">output_probabilistic</text:span><text:span text:style-name="T1">で</text:span></text:p>
            <text:p><text:span text:style-name="T1">(5.66)-(5.73)</text:span><text:span text:style-name="T1">を利用している。</text:span></text:p>
            <text:p><text:span text:style-name="T1">2, </text:span><text:span text:style-name="T1">それを微分。</text:span></text:p>
            <text:p><text:span text:style-name="T1">Pbp.py</text:span><text:span text:style-name="T1">の</text:span><text:span text:style-name="T1">adf_update</text:span><text:span text:style-name="T1">で微分、更新。</text:span></text:p>
            <text:p><text:span text:style-name="T1">(</text:span><text:span text:style-name="T1">実際は</text:span><text:span text:style-name="T1">newwork.py</text:span><text:span text:style-name="T1">の</text:span><text:span text:style-name="T1">generate_updates)</text:span></text:p>
            <text:p><text:span text:style-name="T1">微分は</text:span><text:span text:style-name="T1">theano</text:span><text:span text:style-name="T1">を使ってやっているので</text:span></text:p>
            <text:p><text:span text:style-name="T1">逆伝播がわかりにくい。</text:span></text:p>
            <text:p><text:span text:style-name="T1">おそらく、</text:span><text:span text:style-name="T1">c</text:span><text:span text:style-name="T1">版では</text:span></text:p>
            <text:p><text:span text:style-name="T1">supplementary material 1</text:span><text:span text:style-name="T1">の</text:span><text:span text:style-name="T1">(1)-(22)</text:span><text:span text:style-name="T1">を</text:span></text:p>
            <text:p><text:span text:style-name="T1">利用していると思われる。</text:span></text:p>
            <text:p><text:span text:style-name="T1">(21),(22)</text:span><text:span text:style-name="T1">が逆伝播で求めたい微分。</text:span></text:p>
            <text:p><text:span text:style-name="T1">(21),(22)</text:span><text:span text:style-name="T1">の</text:span><text:span text:style-name="T1">δ</text:span><text:span text:style-name="T1">が逆伝搬している情報。</text:span></text:p>
          </draw:text-box>
        </draw:frame>
        <draw:rect draw:style-name="gr4" draw:text-style-name="P4" draw:layer="layout" svg:width="7cm" svg:height="1.4cm" svg:x="7.877cm" svg:y="10.03cm">
          <text:p text:style-name="P1"><text:span text:style-name="T3">refine_prior()</text:span></text:p>
        </draw:rect>
        <draw:line draw:style-name="gr6" draw:text-style-name="P1" draw:layer="layout" svg:x1="11.477cm" svg:y1="8.53cm" svg:x2="11.477cm" svg:y2="10.03cm">
          <text:p/>
        </draw:line>
        <draw:frame draw:style-name="gr8" draw:text-style-name="P2" draw:layer="layout" svg:width="12.534cm" svg:height="5.87cm" svg:x="3.6cm" svg:y="13.455cm">
          <draw:text-box>
            <text:p><text:span text:style-name="T1">W, γ_w</text:span><text:span text:style-name="T1">のパラメータの学習</text:span></text:p>
            <text:p><text:span text:style-name="T1">(</text:span><text:span text:style-name="T1">正則化のようなことを行っているように思う。</text:span><text:span text:style-name="T1">)</text:span></text:p>
            <text:p><text:span text:style-name="T1">5.2.5.3</text:span><text:span text:style-name="T1">の</text:span><text:span text:style-name="T1">8</text:span><text:span text:style-name="T1">行目から。</text:span></text:p>
            <text:p><text:span text:style-name="T1">実際は</text:span><text:span text:style-name="T1">EP</text:span><text:span text:style-name="T1">法を使っている。本では</text:span></text:p>
            <text:p><text:span text:style-name="T1">インデックスがないことに注意。</text:span></text:p>
            <text:p><text:span text:style-name="T1">Supplementary material</text:span><text:span text:style-name="T1">の</text:span><text:span text:style-name="T1">(35)-(39)</text:span><text:span text:style-name="T1">参照。</text:span></text:p>
            <text:p><text:span text:style-name="T1">途中にあるように、その間で</text:span><text:span text:style-name="T1">(5.59)(5.60)</text:span></text:p>
            <text:p><text:span text:style-name="T1">(5.61)(5.62)</text:span><text:span text:style-name="T1">を利用する。</text:span></text:p>
          </draw:text-box>
        </draw:frame>
        <draw:line draw:style-name="gr9" draw:text-style-name="P1" draw:layer="layout" svg:x1="7.877cm" svg:y1="10.73cm" svg:x2="6.877cm" svg:y2="10.73cm">
          <text:p/>
        </draw:line>
        <draw:line draw:style-name="gr6" draw:text-style-name="P1" draw:layer="layout" svg:x1="6.877cm" svg:y1="7.73cm" svg:x2="7.877cm" svg:y2="7.73cm">
          <text:p/>
        </draw:line>
        <draw:line draw:style-name="gr9" draw:text-style-name="P1" draw:layer="layout" svg:x1="6.877cm" svg:y1="10.73cm" svg:x2="6.877cm" svg:y2="7.73cm">
          <text:p/>
        </draw:line>
        <draw:frame draw:style-name="gr10" draw:text-style-name="P2" draw:layer="layout" svg:width="4.312cm" svg:height="0.886cm" svg:x="4.077cm" svg:y="11.644cm">
          <draw:text-box>
            <text:p><text:span text:style-name="T1">一定回数学習</text:span></text:p>
          </draw:text-box>
        </draw:frame>
        <draw:frame draw:style-name="gr11" draw:text-style-name="P6" draw:layer="layout" svg:width="5.582cm" svg:height="0.963cm" svg:x="0.8cm" svg:y="0.137cm">
          <draw:text-box>
            <text:p><text:span text:style-name="T2">PBP</text:span><text:span text:style-name="T2">の学習の流れ</text:span></text:p>
          </draw:text-box>
        </draw:frame>
        <draw:line draw:style-name="gr6" draw:text-style-name="P1" draw:layer="layout" svg:x1="15.877cm" svg:y1="2.53cm" svg:x2="14.677cm" svg:y2="3.13cm">
          <text:p/>
        </draw:line>
        <draw:frame draw:style-name="gr12" draw:text-style-name="P2" draw:layer="layout" svg:width="11.911cm" svg:height="3.811cm" svg:x="15.877cm" svg:y="0.919cm">
          <draw:text-box>
            <text:p><text:span text:style-name="T1">P.130 1-8</text:span><text:span text:style-name="T1">行目。</text:span></text:p>
            <text:p><text:span text:style-name="T1">Prior.py</text:span><text:span text:style-name="T1">で各種変数初期化。</text:span></text:p>
            <text:p><text:span text:style-name="T1">ただし、</text:span><text:span text:style-name="T1">w</text:span><text:span text:style-name="T1">と</text:span><text:span text:style-name="T1">\tilde{f}</text:span><text:span text:style-name="T1">に関して、</text:span></text:p>
            <text:p><text:span text:style-name="T1">Supplementary material 6</text:span><text:span text:style-name="T1">の</text:span><text:span text:style-name="T1">(33),(34)</text:span><text:span text:style-name="T1">で</text:span></text:p>
            <text:p><text:span text:style-name="T1">初期化。実用上は</text:span><text:span text:style-name="T1">nat</text:span><text:span text:style-name="T1">がつくもので初期化。</text:span></text:p>
          </draw:text-box>
        </draw:frame>
        <draw:line draw:style-name="gr6" draw:text-style-name="P1" draw:layer="layout" svg:x1="16.033cm" svg:y1="7.13cm" svg:x2="14.877cm" svg:y2="7.93cm">
          <text:p/>
        </draw:line>
        <draw:line draw:style-name="gr6" draw:text-style-name="P1" draw:layer="layout" svg:x1="9.8cm" svg:y1="13.455cm" svg:x2="11.277cm" svg:y2="11.43cm">
          <text:p/>
        </draw:line>
        <draw:frame draw:style-name="gr13" draw:layer="layout" svg:width="26.436cm" svg:height="1.675cm" svg:x="0.764cm" svg:y="19.325cm">
          <draw:text-box>
            <text:p>各パラメータW,γ_y,γ_wの平均と分散が求まれば、入力に対して、出力の平均、分散が求められる</text:p>
            <text:p>(test_PBP_new.py)。検証データで平均を求めて、2乗誤差、尤度を評価。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5" draw:layer="layout" svg:width="5.743cm" svg:height="0.963cm" svg:x="1.4cm" svg:y="1.6cm">
          <draw:text-box>
            <text:p>P(Y|X,W,γ_y,γ_w)</text:p>
          </draw:text-box>
        </draw:frame>
        <draw:frame draw:style-name="gr11" draw:layer="layout" svg:width="5.582cm" svg:height="0.963cm" svg:x="0.8cm" svg:y="0.437cm">
          <draw:text-box>
            <text:p>PBPの学習の流れ</text:p>
          </draw:text-box>
        </draw:frame>
        <draw:ellipse draw:style-name="gr1" draw:text-style-name="P1" draw:layer="layout" svg:width="3.2cm" svg:height="2.8cm" svg:x="5.8cm" svg:y="6.9cm">
          <text:p/>
        </draw:ellipse>
        <draw:ellipse draw:style-name="gr16" draw:text-style-name="P1" draw:layer="layout" svg:width="3.2cm" svg:height="2.8cm" svg:x="10cm" svg:y="6.9cm">
          <text:p/>
        </draw:ellipse>
        <draw:ellipse draw:style-name="gr16" draw:text-style-name="P1" draw:layer="layout" svg:width="3.2cm" svg:height="2.8cm" svg:x="14.4cm" svg:y="6.9cm">
          <text:p/>
        </draw:ellipse>
        <draw:ellipse draw:style-name="gr1" draw:text-style-name="P1" draw:layer="layout" svg:width="3.2cm" svg:height="2.8cm" svg:x="0.8cm" svg:y="6.9cm">
          <text:p/>
        </draw:ellipse>
        <draw:line draw:style-name="gr6" draw:text-style-name="P1" draw:layer="layout" svg:x1="4cm" svg:y1="8.3cm" svg:x2="5.8cm" svg:y2="8.3cm">
          <text:p/>
        </draw:line>
        <draw:frame draw:style-name="gr17" draw:layer="layout" svg:width="0.921cm" svg:height="0.963cm" svg:x="1.879cm" svg:y="7.9cm">
          <draw:text-box>
            <text:p>X</text:p>
          </draw:text-box>
        </draw:frame>
        <draw:frame draw:style-name="gr18" draw:layer="layout" svg:width="0.811cm" svg:height="0.963cm" svg:x="6.8cm" svg:y="7.9cm">
          <draw:text-box>
            <text:p>y</text:p>
          </draw:text-box>
        </draw:frame>
        <draw:line draw:style-name="gr6" draw:text-style-name="P1" draw:layer="layout" svg:x1="7.4cm" svg:y1="6cm" svg:x2="7.4cm" svg:y2="6.5cm">
          <text:p/>
        </draw:line>
        <draw:frame draw:style-name="gr19" draw:layer="layout" svg:width="1.48cm" svg:height="1cm" svg:x="6.72cm" svg:y="4.2cm">
          <draw:text-box>
            <text:p>γ_y</text:p>
          </draw:text-box>
        </draw:frame>
        <draw:line draw:style-name="gr6" draw:text-style-name="P1" draw:layer="layout" svg:x1="10cm" svg:y1="8.3cm" svg:x2="9.2cm" svg:y2="8.3cm">
          <text:p/>
        </draw:line>
        <draw:rect draw:style-name="gr16" draw:text-style-name="P1" draw:layer="layout" svg:width="3.8cm" svg:height="3.6cm" svg:x="9.8cm" svg:y="6.5cm">
          <text:p/>
        </draw:rect>
        <draw:ellipse draw:style-name="gr16" draw:text-style-name="P1" draw:layer="layout" svg:width="3.2cm" svg:height="2.8cm" svg:x="5.8cm" svg:y="3.2cm">
          <text:p/>
        </draw:ellipse>
        <draw:frame draw:style-name="gr20" draw:layer="layout" svg:width="2cm" svg:height="1.075cm" svg:x="2.8cm" svg:y="4.325cm">
          <draw:text-box>
            <text:p>α_y0</text:p>
          </draw:text-box>
        </draw:frame>
        <draw:frame draw:style-name="gr19" draw:layer="layout" svg:width="2.2cm" svg:height="1cm" svg:x="2.8cm" svg:y="5.4cm">
          <draw:text-box>
            <text:p>β_y0</text:p>
          </draw:text-box>
        </draw:frame>
        <draw:line draw:style-name="gr6" draw:text-style-name="P1" draw:layer="layout" svg:x1="4.6cm" svg:y1="4.8cm" svg:x2="5.8cm" svg:y2="4.8cm">
          <text:p/>
        </draw:line>
        <draw:line draw:style-name="gr6" draw:text-style-name="P1" draw:layer="layout" svg:x1="4.6cm" svg:y1="5.8cm" svg:x2="5.8cm" svg:y2="4.8cm">
          <text:p/>
        </draw:line>
        <draw:frame draw:style-name="gr21" draw:layer="layout" svg:width="1.103cm" svg:height="0.963cm" svg:x="11.097cm" svg:y="7.837cm">
          <draw:text-box>
            <text:p>W</text:p>
          </draw:text-box>
        </draw:frame>
        <draw:line draw:style-name="gr6" draw:text-style-name="P1" draw:layer="layout" svg:x1="14.4cm" svg:y1="8.4cm" svg:x2="13.6cm" svg:y2="8.4cm">
          <text:p/>
        </draw:line>
        <draw:frame draw:style-name="gr22" draw:layer="layout" svg:width="1.68cm" svg:height="1.675cm" svg:x="15.32cm" svg:y="7.8cm">
          <draw:text-box>
            <text:p>γ_w</text:p>
          </draw:text-box>
        </draw:frame>
        <draw:frame draw:style-name="gr19" draw:layer="layout" svg:width="1.48cm" svg:height="1cm" svg:x="6.72cm" svg:y="4.2cm">
          <draw:text-box>
            <text:p>γ_y</text:p>
          </draw:text-box>
        </draw:frame>
        <draw:frame draw:style-name="gr19" draw:layer="layout" svg:width="2.4cm" svg:height="1cm" svg:x="18.4cm" svg:y="7cm">
          <draw:text-box>
            <text:p>α_w0</text:p>
          </draw:text-box>
        </draw:frame>
        <draw:frame draw:style-name="gr19" draw:layer="layout" svg:width="2.4cm" svg:height="1cm" svg:x="18.4cm" svg:y="8.475cm">
          <draw:text-box>
            <text:p>β_w0</text:p>
          </draw:text-box>
        </draw:frame>
        <draw:line draw:style-name="gr6" draw:text-style-name="P1" draw:layer="layout" svg:x1="18.4cm" svg:y1="9cm" svg:x2="17.6cm" svg:y2="8.2cm">
          <text:p/>
        </draw:line>
        <draw:line draw:style-name="gr6" draw:text-style-name="P1" draw:layer="layout" svg:x1="18.4cm" svg:y1="7.6cm" svg:x2="17.6cm" svg:y2="8.2cm">
          <text:p/>
        </draw:line>
        <draw:ellipse draw:style-name="gr16" draw:text-style-name="P1" draw:layer="layout" svg:width="3.2cm" svg:height="2.8cm" svg:x="1cm" svg:y="13.6cm">
          <text:p/>
        </draw:ellipse>
        <draw:ellipse draw:style-name="gr16" draw:text-style-name="P1" draw:layer="layout" svg:width="3.2cm" svg:height="2.8cm" svg:x="19.4cm" svg:y="13.575cm">
          <text:p/>
        </draw:ellipse>
        <draw:frame draw:style-name="gr19" draw:layer="layout" svg:width="1.48cm" svg:height="1cm" svg:x="11.92cm" svg:y="14.6cm">
          <draw:text-box>
            <text:p>γ_y</text:p>
          </draw:text-box>
        </draw:frame>
        <draw:rect draw:style-name="gr16" draw:text-style-name="P1" draw:layer="layout" svg:width="3.8cm" svg:height="3.6cm" svg:x="0.8cm" svg:y="13.2cm">
          <text:p/>
        </draw:rect>
        <draw:ellipse draw:style-name="gr16" draw:text-style-name="P1" draw:layer="layout" svg:width="3.2cm" svg:height="2.8cm" svg:x="11cm" svg:y="13.6cm">
          <text:p/>
        </draw:ellipse>
        <draw:frame draw:style-name="gr20" draw:layer="layout" svg:width="2cm" svg:height="1.075cm" svg:x="15.4cm" svg:y="14.4cm">
          <draw:text-box>
            <text:p>α_y</text:p>
          </draw:text-box>
        </draw:frame>
        <draw:frame draw:style-name="gr19" draw:layer="layout" svg:width="2.2cm" svg:height="1cm" svg:x="15.4cm" svg:y="15.4cm">
          <draw:text-box>
            <text:p>β_y</text:p>
          </draw:text-box>
        </draw:frame>
        <draw:line draw:style-name="gr6" draw:text-style-name="P1" draw:layer="layout" svg:x1="15.2cm" svg:y1="15cm" svg:x2="14.2cm" svg:y2="15cm">
          <text:p/>
        </draw:line>
        <draw:line draw:style-name="gr6" draw:text-style-name="P1" draw:layer="layout" svg:x1="15.4cm" svg:y1="16cm" svg:x2="14.2cm" svg:y2="15cm">
          <text:p/>
        </draw:line>
        <draw:frame draw:style-name="gr21" draw:layer="layout" svg:width="1.103cm" svg:height="0.963cm" svg:x="2.097cm" svg:y="14.537cm">
          <draw:text-box>
            <text:p>W</text:p>
          </draw:text-box>
        </draw:frame>
        <draw:frame draw:style-name="gr22" draw:layer="layout" svg:width="1.68cm" svg:height="1.675cm" svg:x="20.32cm" svg:y="14.475cm">
          <draw:text-box>
            <text:p>γ_w</text:p>
          </draw:text-box>
        </draw:frame>
        <draw:frame draw:style-name="gr19" draw:layer="layout" svg:width="1.48cm" svg:height="1cm" svg:x="11.92cm" svg:y="14.6cm">
          <draw:text-box>
            <text:p>γ_y</text:p>
          </draw:text-box>
        </draw:frame>
        <draw:frame draw:style-name="gr19" draw:layer="layout" svg:width="2.4cm" svg:height="1cm" svg:x="23.4cm" svg:y="13.675cm">
          <draw:text-box>
            <text:p>α_w</text:p>
          </draw:text-box>
        </draw:frame>
        <draw:frame draw:style-name="gr19" draw:layer="layout" svg:width="2.4cm" svg:height="1cm" svg:x="23.4cm" svg:y="15.15cm">
          <draw:text-box>
            <text:p>β_w</text:p>
          </draw:text-box>
        </draw:frame>
        <draw:line draw:style-name="gr6" draw:text-style-name="P1" draw:layer="layout" svg:x1="23.4cm" svg:y1="15.675cm" svg:x2="22.6cm" svg:y2="14.875cm">
          <text:p/>
        </draw:line>
        <draw:line draw:style-name="gr6" draw:text-style-name="P1" draw:layer="layout" svg:x1="23.4cm" svg:y1="14.275cm" svg:x2="22.6cm" svg:y2="14.875cm">
          <text:p/>
        </draw:line>
        <draw:frame draw:style-name="gr22" draw:layer="layout" svg:width="4.8cm" svg:height="1.675cm" svg:x="1cm" svg:y="10.5cm">
          <draw:text-box>
            <text:p>q(W, γ_y,γ_w)</text:p>
            <text:p>(各変数が独立)</text:p>
          </draw:text-box>
        </draw:frame>
        <draw:frame draw:style-name="gr20" draw:layer="layout" svg:width="3.2cm" svg:height="1.075cm" svg:x="6.4cm" svg:y="13.8cm">
          <draw:text-box>
            <text:p>m_{i,j}^(l)</text:p>
          </draw:text-box>
        </draw:frame>
        <draw:line draw:style-name="gr6" draw:text-style-name="P1" draw:layer="layout" svg:x1="6.4cm" svg:y1="14.4cm" svg:x2="4.2cm" svg:y2="15cm">
          <text:p/>
        </draw:line>
        <draw:line draw:style-name="gr6" draw:text-style-name="P1" draw:layer="layout" svg:x1="6.2cm" svg:y1="15.925cm" svg:x2="4.2cm" svg:y2="15cm">
          <text:p/>
        </draw:line>
        <draw:frame draw:style-name="gr20" draw:layer="layout" svg:width="3.2cm" svg:height="1.075cm" svg:x="6.4cm" svg:y="15.4cm">
          <draw:text-box>
            <text:p>v_{i,j}^(l)</text:p>
          </draw:text-box>
        </draw:frame>
        <draw:rect draw:style-name="gr16" draw:text-style-name="P1" draw:layer="layout" svg:width="3.8cm" svg:height="3.6cm" svg:x="5.4cm" svg:y="6.5cm">
          <text:p/>
        </draw:rect>
        <draw:rect draw:style-name="gr16" draw:text-style-name="P1" draw:layer="layout" svg:width="3.8cm" svg:height="3.6cm" svg:x="0.4cm" svg:y="6.6cm">
          <text:p/>
        </draw:rect>
        <draw:frame draw:style-name="gr23" draw:layer="layout" svg:width="0.959cm" svg:height="1.563cm" svg:x="0.6cm" svg:y="5.6cm">
          <draw:text-box>
            <text:p>N</text:p>
          </draw:text-box>
        </draw:frame>
        <draw:frame draw:style-name="gr23" draw:layer="layout" svg:width="0.959cm" svg:height="1.563cm" svg:x="8.241cm" svg:y="10.237cm">
          <draw:text-box>
            <text:p>N</text:p>
          </draw:text-box>
        </draw:frame>
        <draw:frame draw:style-name="gr24" draw:layer="layout" svg:width="1.959cm" svg:height="1.3cm" svg:x="12.241cm" svg:y="10.1cm">
          <draw:text-box>
            <text:p>i,j,l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line draw:style-name="gr9" draw:text-style-name="P1" draw:layer="layout" svg:x1="1cm" svg:y1="2.4cm" svg:x2="26cm" svg:y2="2.4cm">
          <text:p/>
        </draw:line>
        <draw:line draw:style-name="gr9" draw:text-style-name="P1" draw:layer="layout" svg:x1="11.9cm" svg:y1="0cm" svg:x2="12.1cm" svg:y2="20.8cm">
          <text:p/>
        </draw:line>
        <draw:frame draw:style-name="gr25" draw:layer="layout" svg:width="1.488cm" svg:height="0.963cm" svg:x="0.8cm" svg:y="1cm">
          <draw:text-box>
            <text:p>4章</text:p>
          </draw:text-box>
        </draw:frame>
        <draw:frame draw:style-name="gr25" draw:layer="layout" svg:width="1.488cm" svg:height="0.963cm" svg:x="12.212cm" svg:y="0.8cm">
          <draw:text-box>
            <text:p>5章</text:p>
          </draw:text-box>
        </draw:frame>
        <draw:line draw:style-name="gr9" draw:text-style-name="P1" draw:layer="layout" svg:x1="1cm" svg:y1="4.2cm" svg:x2="26cm" svg:y2="4.2cm">
          <text:p/>
        </draw:line>
        <draw:line draw:style-name="gr9" draw:text-style-name="P1" draw:layer="layout" svg:x1="6.6cm" svg:y1="2.4cm" svg:x2="6.8cm" svg:y2="20.8cm">
          <text:p/>
        </draw:line>
        <draw:frame draw:style-name="gr26" draw:layer="layout" svg:width="1.984cm" svg:height="0.963cm" svg:x="2.416cm" svg:y="2.837cm">
          <draw:text-box>
            <text:p>EP法</text:p>
          </draw:text-box>
        </draw:frame>
        <draw:frame draw:style-name="gr26" draw:layer="layout" svg:width="1.984cm" svg:height="0.963cm" svg:x="8.5cm" svg:y="2.837cm">
          <draw:text-box>
            <text:p>ADF</text:p>
          </draw:text-box>
        </draw:frame>
        <draw:line draw:style-name="gr9" draw:text-style-name="P1" draw:layer="layout" svg:x1="19.4cm" svg:y1="2.4cm" svg:x2="19.6cm" svg:y2="20.8cm">
          <text:p/>
        </draw:line>
        <draw:frame draw:style-name="gr19" draw:layer="layout" svg:width="4.384cm" svg:height="1cm" svg:x="14cm" svg:y="2.8cm">
          <draw:text-box>
            <text:p>W,γ_yの学習</text:p>
          </draw:text-box>
        </draw:frame>
        <draw:frame draw:style-name="gr19" draw:layer="layout" svg:width="4.384cm" svg:height="1cm" svg:x="21cm" svg:y="2.8cm">
          <draw:text-box>
            <text:p>W,γ_wの学習</text:p>
          </draw:text-box>
        </draw:frame>
        <draw:frame draw:style-name="gr27" draw:layer="layout" svg:width="0.853cm" svg:height="0.963cm" svg:x="2.8cm" svg:y="4.8cm">
          <draw:text-box>
            <text:p>θ</text:p>
          </draw:text-box>
        </draw:frame>
        <draw:frame draw:style-name="gr27" draw:layer="layout" svg:width="0.853cm" svg:height="0.963cm" svg:x="8.847cm" svg:y="4.8cm">
          <draw:text-box>
            <text:p>θ</text:p>
          </draw:text-box>
        </draw:frame>
        <draw:frame draw:style-name="gr28" draw:layer="layout" svg:width="7.7cm" svg:height="2.387cm" svg:x="11.9cm" svg:y="4.613cm">
          <draw:text-box>
            <text:p>W, γ_y(, γ_w)</text:p>
            <text:p>γ_wは積分して定数になる</text:p>
          </draw:text-box>
        </draw:frame>
        <draw:frame draw:style-name="gr29" draw:layer="layout" svg:width="8.017cm" svg:height="1.675cm" svg:x="19.5cm" svg:y="4.5cm">
          <draw:text-box>
            <text:p>W, γ_w(, γ_y)</text:p>
            <text:p>γ_yは積分して定数になる</text:p>
          </draw:text-box>
        </draw:frame>
        <draw:frame draw:style-name="gr30" draw:layer="layout" svg:width="2.157cm" svg:height="1.675cm" svg:x="2.2cm" svg:y="7.637cm">
          <draw:text-box>
            <text:p>f_n(θ)</text:p>
            <text:p>(n≧0)</text:p>
          </draw:text-box>
        </draw:frame>
        <draw:frame draw:style-name="gr31" draw:layer="layout" svg:width="4.545cm" svg:height="2.945cm" svg:x="7.3cm" svg:y="6.6cm">
          <draw:text-box>
            <text:p>尤度として</text:p>
            <text:p>書けるとき</text:p>
            <text:p>f_0(θ)=p(θ)</text:p>
            <text:p>f_i(θ)∝p(D_i|θ)</text:p>
          </draw:text-box>
        </draw:frame>
        <draw:frame draw:style-name="gr32" draw:layer="layout" svg:width="6.463cm" svg:height="2.387cm" svg:x="12.4cm" svg:y="7cm">
          <draw:text-box>
            <text:p>f_0(θ)=q(W, γ_w,γ_y)</text:p>
            <text:p>f_{W,γ_y}(W,γ_y) =</text:p>
            <text:p>p(y_i|W,γ_y) </text:p>
          </draw:text-box>
        </draw:frame>
        <draw:frame draw:style-name="gr33" draw:layer="layout" svg:width="3.741cm" svg:height="1.675cm" svg:x="1.697cm" svg:y="12.038cm">
          <draw:text-box>
            <text:p>tilde{f}_n(θ)</text:p>
            <text:p>(n≧1)</text:p>
          </draw:text-box>
        </draw:frame>
        <draw:frame draw:style-name="gr34" draw:layer="layout" svg:width="4.955cm" svg:height="3.58cm" svg:x="6.945cm" svg:y="11.802cm">
          <draw:text-box>
            <text:p>tilde{f_i}_n(θ)</text:p>
            <text:p>ただし、初期は</text:p>
            <text:p>tilde{f_i}_n(θ)=1</text:p>
            <text:p>→割っても</text:p>
            <text:p>変わらない</text:p>
          </draw:text-box>
        </draw:frame>
        <draw:frame draw:style-name="gr35" draw:layer="layout" svg:width="7.97cm" svg:height="0.963cm" svg:x="2.83cm" svg:y="9.545cm">
          <draw:text-box>
            <text:p>これに対して、p(θ)=Πf_n(θ)</text:p>
          </draw:text-box>
        </draw:frame>
        <draw:frame draw:style-name="gr36" draw:layer="layout" svg:width="9.553cm" svg:height="0.963cm" svg:x="1.847cm" svg:y="15.6cm">
          <draw:text-box>
            <text:p>これに対して、q(θ)=Πtilde{f}_n(θ)</text:p>
          </draw:text-box>
        </draw:frame>
        <draw:frame draw:style-name="gr37" draw:layer="layout" svg:width="7.195cm" svg:height="3.099cm" svg:x="12.062cm" svg:y="11.894cm">
          <draw:text-box>
            <text:p>tilde{f_W}_n(θ)=q(W)</text:p>
            <text:p>=N(W)</text:p>
            <text:p>tilde{f_γ_y}_n(θ)=q(γ_y)</text:p>
            <text:p>=N(γ_y)</text:p>
          </draw:text-box>
        </draw:frame>
        <draw:frame draw:style-name="gr38" draw:layer="layout" svg:width="7.94cm" svg:height="5.235cm" svg:x="19.8cm" svg:y="11.4cm">
          <draw:text-box>
            <text:p>tilde{f_γ_w} =q(γ_w)</text:p>
            <text:p>=Gam(γ_w) </text:p>
            <text:p>tilde{f_γ_y} =q(γ_y)</text:p>
            <text:p>=Gam(γ_y) </text:p>
            <text:p>w_i,j,lを含む部分について、</text:p>
            <text:p>tilde{f_w_i,j,l}(θ)</text:p>
            <text:p>=N(w_i,j,l)Gam(γ_w)</text:p>
          </draw:text-box>
        </draw:frame>
        <draw:frame draw:style-name="gr39" draw:layer="layout" svg:width="8.427cm" svg:height="2.387cm" svg:x="19.473cm" svg:y="6.8cm">
          <draw:text-box>
            <text:p>f_γ_w(θ)=p(γ_w)</text:p>
            <text:p>f_γ_y(θ)=p(γ_y)</text:p>
            <text:p>f_w_i,j,l(θ) =p(w_i,j,l|0, γ_w) 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5T07:22:17.73</meta:creation-date>
    <meta:editing-duration>PT4H45M36S</meta:editing-duration>
    <meta:editing-cycles>57</meta:editing-cycles>
    <meta:generator>OpenOffice/4.1.6$Win32 OpenOffice.org_project/416m1$Build-9790</meta:generator>
    <dc:date>2022-05-15T20:50:03.32</dc:date>
    <meta:print-date>2022-05-15T20:48:49.32</meta:print-date>
    <meta:document-statistic meta:object-count="125"/>
  </office:meta>
</office:document-meta>
</file>